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nux Libertine O" svg:font-family="'Linux Libertine O'" style:font-family-generic="roman" style:font-pitch="variable"/>
    <style:font-face style:name="Palatino Linotype" svg:font-family="'Palatino Linotype'"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nux Libertine O1" svg:font-family="'Linux Libertine O'" style:font-family-generic="system" style:font-pitch="variable"/>
    <style:font-face style:name="Noto Sans CJK SC" svg:font-family="'Noto Sans CJK SC'" style:font-family-generic="system" style:font-pitch="variable"/>
    <style:font-face style:name="Palatino Linotype1" svg:font-family="'Palatino Linotype'" style:font-family-generic="system" style:font-pitch="variable"/>
  </office:font-face-decls>
  <office:automatic-styles>
    <style:style style:name="P1" style:family="paragraph" style:parent-style-name="LO-normal">
      <style:paragraph-properties fo:line-height="100%" fo:text-align="justify" style:justify-single-word="false" fo:keep-together="always"/>
      <style:text-properties style:font-name="Linux Libertine O" fo:font-size="12pt" style:font-name-asian="Linux Libertine O1" style:font-size-asian="12pt" style:font-name-complex="Linux Libertine O1" style:font-size-complex="12pt"/>
    </style:style>
    <style:style style:name="P2" style:family="paragraph" style:parent-style-name="LO-normal">
      <style:paragraph-properties fo:line-height="100%" fo:text-align="justify" style:justify-single-word="false"/>
      <style:text-properties style:font-name="Linux Libertine O" style:font-name-asian="Linux Libertine O1" style:font-name-complex="Linux Libertine O1"/>
    </style:style>
    <style:style style:name="P3" style:family="paragraph" style:parent-style-name="LO-normal">
      <style:paragraph-properties fo:line-height="100%" fo:text-align="center" style:justify-single-word="false"/>
    </style:style>
    <style:style style:name="P4" style:family="paragraph" style:parent-style-name="LO-normal">
      <style:paragraph-properties fo:line-height="100%" fo:text-align="justify" style:justify-single-word="false"/>
    </style:style>
    <style:style style:name="P5" style:family="paragraph" style:parent-style-name="LO-normal">
      <style:paragraph-properties fo:line-height="100%" fo:text-align="justify" style:justify-single-word="false" fo:keep-together="always"/>
    </style:style>
    <style:style style:name="P6" style:family="paragraph" style:parent-style-name="LO-normal">
      <style:paragraph-properties fo:line-height="100%" fo:text-align="justify" style:justify-single-word="false" fo:orphans="0" fo:widows="0"/>
    </style:style>
    <style:style style:name="P7" style:family="paragraph" style:parent-style-name="LO-normal">
      <style:paragraph-properties fo:line-height="100%" fo:text-align="justify" style:justify-single-word="false"/>
      <style:text-properties officeooo:paragraph-rsid="00132d4f"/>
    </style:style>
    <style:style style:name="P8" style:family="paragraph" style:parent-style-name="LO-normal">
      <style:paragraph-properties fo:text-align="center" style:justify-single-word="false"/>
    </style:style>
    <style:style style:name="P9" style:family="paragraph" style:parent-style-name="LO-normal" style:master-page-name="First_20_Page">
      <style:paragraph-properties fo:margin-left="0in" fo:margin-right="0in" fo:line-height="100%" fo:text-align="center" style:justify-single-word="false" fo:orphans="0" fo:widows="0" fo:text-indent="0in" style:auto-text-indent="false" style:page-number="1"/>
    </style:style>
    <style:style style:name="P10" style:family="paragraph" style:parent-style-name="LO-normal" style:list-style-name="WWNum3">
      <style:paragraph-properties fo:margin-left="0in" fo:margin-right="0in" fo:margin-top="0in" fo:margin-bottom="0in" loext:contextual-spacing="false" fo:line-height="100%" fo:text-align="justify" style:justify-single-word="false" fo:text-indent="0in" style:auto-text-indent="false"/>
      <style:text-properties officeooo:paragraph-rsid="00132d4f"/>
    </style:style>
    <style:style style:name="P11" style:family="paragraph" style:parent-style-name="LO-normal">
      <style:paragraph-properties fo:margin-left="2.6016in" fo:margin-right="0in" fo:line-height="100%" fo:text-align="justify" style:justify-single-word="false" fo:orphans="0" fo:widows="0" fo:text-indent="0in" style:auto-text-indent="false"/>
      <style:text-properties style:font-name="Linux Libertine O" fo:font-size="12pt" style:font-name-asian="Linux Libertine O1" style:font-size-asian="12pt" style:font-name-complex="Linux Libertine O1" style:font-size-complex="12pt"/>
    </style:style>
    <style:style style:name="P12" style:family="paragraph" style:parent-style-name="LO-normal">
      <style:paragraph-properties fo:margin-top="0in" fo:margin-bottom="0in" loext:contextual-spacing="false" fo:line-height="100%" fo:text-align="justify" style:justify-single-word="false" fo:orphans="0" fo:widows="0"/>
      <style:text-properties style:font-name="Linux Libertine O" fo:font-size="12pt" style:font-name-asian="Linux Libertine O1" style:font-size-asian="12pt" style:font-name-complex="Linux Libertine O1" style:font-size-complex="12pt"/>
    </style:style>
    <style:style style:name="P13" style:family="paragraph" style:parent-style-name="LO-normal">
      <style:paragraph-properties fo:margin-top="0in" fo:margin-bottom="0in" loext:contextual-spacing="false" fo:line-height="100%" fo:text-align="justify" style:justify-single-word="false" fo:keep-together="always"/>
    </style:style>
    <style:style style:name="P14" style:family="paragraph" style:parent-style-name="LO-normal">
      <style:paragraph-properties fo:margin-top="0in" fo:margin-bottom="0in" loext:contextual-spacing="false" fo:line-height="100%" fo:text-align="justify" style:justify-single-word="false" fo:orphans="0" fo:widows="0"/>
    </style:style>
    <style:style style:name="P15" style:family="paragraph" style:parent-style-name="LO-normal">
      <style:paragraph-properties fo:margin-left="1.4992in" fo:margin-right="0in" fo:margin-top="0.2547in" fo:margin-bottom="0in" loext:contextual-spacing="false" fo:line-height="100%" fo:text-align="justify" style:justify-single-word="false" fo:orphans="0" fo:widows="0" fo:text-indent="0in" style:auto-text-indent="false"/>
    </style:style>
    <style:style style:name="P16" style:family="paragraph" style:parent-style-name="LO-normal">
      <style:paragraph-properties fo:margin-left="1.1736in" fo:margin-right="0in" fo:margin-top="0.0319in" fo:margin-bottom="0in" loext:contextual-spacing="false" fo:line-height="100%" fo:text-align="justify" style:justify-single-word="false" fo:orphans="0" fo:widows="0" fo:text-indent="0in" style:auto-text-indent="false"/>
    </style:style>
    <style:style style:name="P17" style:family="paragraph" style:parent-style-name="LO-normal">
      <style:paragraph-properties fo:margin-left="1.1736in" fo:margin-right="0in" fo:margin-top="0.0319in" fo:margin-bottom="0in" loext:contextual-spacing="false" fo:line-height="100%" fo:text-align="justify" style:justify-single-word="false" fo:orphans="0" fo:widows="0" fo:text-indent="0in" style:auto-text-indent="false"/>
      <style:text-properties style:font-name="Linux Libertine O" fo:font-size="12pt" style:font-name-asian="Linux Libertine O1" style:font-size-asian="12pt" style:font-name-complex="Linux Libertine O1" style:font-size-complex="12pt"/>
    </style:style>
    <style:style style:name="P18" style:family="paragraph" style:parent-style-name="LO-normal">
      <style:paragraph-properties fo:margin-left="0.0035in" fo:margin-right="0in" fo:margin-top="0.2547in" fo:margin-bottom="0in" loext:contextual-spacing="false" fo:line-height="100%" fo:text-align="justify" style:justify-single-word="false" fo:orphans="0" fo:widows="0" fo:text-indent="0in" style:auto-text-indent="false"/>
    </style:style>
    <style:style style:name="P19" style:family="paragraph" style:parent-style-name="LO-normal">
      <style:paragraph-properties fo:margin-left="0.0035in" fo:margin-right="0in" fo:margin-top="0in" fo:margin-bottom="0in" loext:contextual-spacing="false" fo:line-height="100%" fo:text-align="justify" style:justify-single-word="false" fo:orphans="0" fo:widows="0" fo:text-indent="0in" style:auto-text-indent="false"/>
    </style:style>
    <style:style style:name="P20" style:family="paragraph" style:parent-style-name="LO-normal">
      <style:paragraph-properties fo:margin-left="0.0055in" fo:margin-right="0in" fo:margin-top="0.139in" fo:margin-bottom="0in" loext:contextual-spacing="false" fo:line-height="100%" fo:text-align="justify" style:justify-single-word="false" fo:orphans="0" fo:widows="0" fo:text-indent="0in" style:auto-text-indent="false"/>
    </style:style>
    <style:style style:name="P21" style:family="paragraph" style:parent-style-name="LO-normal">
      <style:paragraph-properties fo:margin-left="0.0055in" fo:margin-right="0in" fo:margin-top="0in" fo:margin-bottom="0in" loext:contextual-spacing="false" fo:line-height="100%" fo:text-align="justify" style:justify-single-word="false" fo:orphans="0" fo:widows="0" fo:text-indent="0in" style:auto-text-indent="false"/>
    </style:style>
    <style:style style:name="P22" style:family="paragraph" style:parent-style-name="LO-normal" style:list-style-name="WWNum3">
      <style:paragraph-properties fo:margin-left="0.5in" fo:margin-right="0.278in" fo:line-height="100%" fo:text-align="justify" style:justify-single-word="false" fo:keep-together="always" fo:text-indent="-0.25in" style:auto-text-indent="false"/>
    </style:style>
    <style:style style:name="P23" style:family="paragraph" style:parent-style-name="LO-normal" style:list-style-name="WWNum4">
      <style:paragraph-properties fo:margin-left="0.5in" fo:margin-right="0.278in" fo:margin-top="0in" fo:margin-bottom="0in" loext:contextual-spacing="false" fo:line-height="100%" fo:text-align="justify" style:justify-single-word="false" fo:keep-together="auto" fo:text-indent="-0.25in" style:auto-text-indent="false"/>
    </style:style>
    <style:style style:name="P24" style:family="paragraph" style:parent-style-name="LO-normal">
      <style:paragraph-properties fo:margin-left="0in" fo:margin-right="0.278in" fo:line-height="100%" fo:text-align="justify" style:justify-single-word="false" fo:keep-together="always" fo:text-indent="0in" style:auto-text-indent="false"/>
    </style:style>
    <style:style style:name="P25" style:family="paragraph" style:parent-style-name="LO-normal">
      <style:paragraph-properties fo:margin-left="0in" fo:margin-right="0.278in" fo:margin-top="0in" fo:margin-bottom="0in" loext:contextual-spacing="false" fo:line-height="100%" fo:text-align="justify" style:justify-single-word="false" fo:keep-together="always" fo:text-indent="0in" style:auto-text-indent="false"/>
    </style:style>
    <style:style style:name="P26" style:family="paragraph" style:parent-style-name="LO-normal" style:list-style-name="WWNum3">
      <style:paragraph-properties fo:margin-left="0.5in" fo:margin-right="0in" fo:line-height="100%" fo:text-align="justify" style:justify-single-word="false" fo:keep-together="always" fo:text-indent="-0.25in" style:auto-text-indent="false"/>
    </style:style>
    <style:style style:name="P27" style:family="paragraph" style:parent-style-name="LO-normal" style:list-style-name="WWNum2">
      <style:paragraph-properties fo:margin-left="0.5in" fo:margin-right="0in" fo:margin-top="0.2362in" fo:margin-bottom="0in" loext:contextual-spacing="false" fo:line-height="100%" fo:text-align="justify" style:justify-single-word="false" fo:orphans="0" fo:widows="0" fo:text-indent="-0.25in" style:auto-text-indent="false"/>
    </style:style>
    <style:style style:name="P28" style:family="paragraph" style:parent-style-name="LO-normal" style:list-style-name="WWNum2">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9" style:family="paragraph" style:parent-style-name="LO-normal" style:list-style-name="WWNum3">
      <style:paragraph-properties fo:margin-left="0.5in" fo:margin-right="0in" fo:margin-top="0in" fo:margin-bottom="0in" loext:contextual-spacing="false" fo:line-height="100%" fo:text-align="justify" style:justify-single-word="false" fo:keep-together="always" fo:text-indent="-0.25in" style:auto-text-indent="false"/>
    </style:style>
    <style:style style:name="P30" style:family="paragraph" style:parent-style-name="LO-normal" style:list-style-name="WWNum3">
      <style:paragraph-properties fo:margin-left="0.5in" fo:margin-right="0in" fo:margin-top="0in" fo:margin-bottom="0in" loext:contextual-spacing="false" fo:line-height="100%" fo:text-align="justify" style:justify-single-word="false" fo:keep-together="always" fo:text-indent="-0.25in" style:auto-text-indent="false"/>
      <style:text-properties officeooo:paragraph-rsid="00132d4f"/>
    </style:style>
    <style:style style:name="P31" style:family="paragraph" style:parent-style-name="LO-normal" style:list-style-name="WWNum3">
      <style:paragraph-properties fo:margin-left="0.5in" fo:margin-right="0in" fo:margin-top="0in" fo:margin-bottom="0in" loext:contextual-spacing="false" fo:line-height="100%" fo:text-align="justify" style:justify-single-word="false" fo:text-indent="-0.25in" style:auto-text-indent="false" fo:keep-with-next="auto"/>
    </style:style>
    <style:style style:name="P32" style:family="paragraph" style:parent-style-name="LO-normal">
      <style:paragraph-properties fo:margin-left="0in" fo:margin-right="0in" fo:margin-top="0in" fo:margin-bottom="0.1945in" loext:contextual-spacing="false" fo:line-height="100%" fo:text-align="justify" style:justify-single-word="false" fo:keep-together="always" fo:text-indent="0in" style:auto-text-indent="false"/>
    </style:style>
    <style:style style:name="P33" style:family="paragraph" style:parent-style-name="LO-normal">
      <style:paragraph-properties fo:margin-left="0in" fo:margin-right="0in" fo:margin-top="0in" fo:margin-bottom="0.1945in" loext:contextual-spacing="false" fo:line-height="100%" fo:text-align="justify" style:justify-single-word="false" fo:keep-together="always" fo:text-indent="0in" style:auto-text-indent="false"/>
      <style:text-properties fo:font-size="11pt" style:font-size-asian="11pt" style:font-size-complex="11pt"/>
    </style:style>
    <style:style style:name="P34" style:family="paragraph" style:parent-style-name="LO-normal">
      <style:paragraph-properties fo:margin-left="0in" fo:margin-right="0in" fo:margin-top="0.0417in" fo:margin-bottom="0.1252in" loext:contextual-spacing="false" fo:line-height="100%" fo:text-align="justify" style:justify-single-word="false" fo:keep-together="always" fo:text-indent="0in" style:auto-text-indent="false"/>
    </style:style>
    <style:style style:name="P35" style:family="paragraph" style:parent-style-name="LO-normal">
      <style:paragraph-properties fo:margin-left="0in" fo:margin-right="0in" fo:line-height="100%" fo:text-align="justify" style:justify-single-word="false" fo:keep-together="always" fo:text-indent="0in" style:auto-text-indent="false"/>
    </style:style>
    <style:style style:name="P36" style:family="paragraph" style:parent-style-name="LO-normal">
      <style:paragraph-properties fo:margin-left="0in" fo:margin-right="0in" fo:margin-top="0in" fo:margin-bottom="0in" loext:contextual-spacing="false" fo:line-height="100%" fo:text-align="justify" style:justify-single-word="false" fo:keep-together="always" fo:text-indent="0in" style:auto-text-indent="false"/>
    </style:style>
    <style:style style:name="P37" style:family="paragraph" style:parent-style-name="LO-normal">
      <style:paragraph-properties fo:margin-top="0.0417in" fo:margin-bottom="0.1252in" loext:contextual-spacing="false" fo:line-height="100%" fo:text-align="justify" style:justify-single-word="false" fo:keep-with-next="auto"/>
    </style:style>
    <style:style style:name="P38" style:family="paragraph" style:parent-style-name="LO-normal">
      <style:paragraph-properties fo:margin-left="0in" fo:margin-right="0.278in" fo:line-height="100%" fo:text-align="justify" style:justify-single-word="false" fo:keep-together="always" fo:text-indent="0in" style:auto-text-indent="false"/>
      <style:text-properties style:font-name="Linux Libertine O" fo:font-size="12pt" style:font-name-asian="Linux Libertine O1" style:font-size-asian="12pt" style:font-name-complex="Linux Libertine O1" style:font-size-complex="12pt" fo:background-color="#ffffff"/>
    </style:style>
    <style:style style:name="P39" style:family="paragraph" style:parent-style-name="LO-normal">
      <style:paragraph-properties fo:margin-left="0in" fo:margin-right="0.278in" fo:line-height="100%" fo:text-align="justify" style:justify-single-word="false" fo:text-indent="0in" style:auto-text-indent="false"/>
    </style:style>
    <style:style style:name="P40" style:family="paragraph" style:parent-style-name="LO-normal">
      <style:paragraph-properties fo:margin-left="0in" fo:margin-right="0.278in" fo:line-height="100%" fo:text-align="justify" style:justify-single-word="false" fo:keep-together="always" fo:text-indent="0in" style:auto-text-indent="false"/>
    </style:style>
    <style:style style:name="P41" style:family="paragraph" style:parent-style-name="LO-normal">
      <style:paragraph-properties fo:margin-left="0in" fo:margin-right="0.278in" fo:margin-top="0in" fo:margin-bottom="0in" loext:contextual-spacing="false" fo:line-height="100%" fo:text-align="justify" style:justify-single-word="false" fo:keep-together="auto" fo:text-indent="0in" style:auto-text-indent="false"/>
    </style:style>
    <style:style style:name="P42" style:family="paragraph" style:parent-style-name="LO-normal">
      <style:paragraph-properties fo:margin-left="0.5in" fo:margin-right="0in" fo:line-height="100%" fo:text-align="justify" style:justify-single-word="false" fo:text-indent="0in" style:auto-text-indent="false"/>
      <style:text-properties style:font-name="Linux Libertine O" fo:font-size="12pt" style:font-name-asian="Linux Libertine O1" style:font-size-asian="12pt" style:font-name-complex="Linux Libertine O1" style:font-size-complex="12pt"/>
    </style:style>
    <style:style style:name="P43" style:family="paragraph" style:parent-style-name="LO-normal">
      <style:paragraph-properties fo:margin-left="0.5in" fo:margin-right="0in" fo:line-height="100%" fo:text-align="justify" style:justify-single-word="false" fo:keep-together="always" fo:text-indent="0in" style:auto-text-indent="false"/>
      <style:text-properties style:font-name="Linux Libertine O" fo:font-size="12pt" style:font-name-asian="Linux Libertine O1" style:font-size-asian="12pt" style:font-name-complex="Linux Libertine O1" style:font-size-complex="12pt"/>
    </style:style>
    <style:style style:name="P44" style:family="paragraph" style:parent-style-name="LO-normal">
      <style:paragraph-properties fo:margin-left="0.5in" fo:margin-right="0in" fo:line-height="100%" fo:text-align="justify" style:justify-single-word="false" fo:keep-together="always" fo:text-indent="0in" style:auto-text-indent="false"/>
    </style:style>
    <style:style style:name="P45" style:family="paragraph" style:parent-style-name="LO-normal">
      <style:paragraph-properties fo:margin-left="0.5in" fo:margin-right="0in" fo:margin-top="0.2362in" fo:margin-bottom="0in" loext:contextual-spacing="false" fo:line-height="100%" fo:text-align="justify" style:justify-single-word="false" fo:orphans="0" fo:widows="0" fo:text-indent="0in" style:auto-text-indent="false"/>
      <style:text-properties fo:color="#222222" style:font-name="Linux Libertine O" fo:font-size="12pt" style:font-name-asian="Linux Libertine O1" style:font-size-asian="12pt" style:font-name-complex="Linux Libertine O1" style:font-size-complex="12pt" fo:background-color="#ffffff"/>
    </style:style>
    <style:style style:name="P46" style:family="paragraph" style:parent-style-name="LO-normal">
      <style:paragraph-properties fo:margin-left="0.0043in" fo:margin-right="0in" fo:margin-top="0in" fo:margin-bottom="0in" loext:contextual-spacing="false" fo:line-height="100%" fo:text-align="justify" style:justify-single-word="false" fo:orphans="0" fo:widows="0" fo:text-indent="0.4953in" style:auto-text-indent="false" fo:keep-with-next="always"/>
    </style:style>
    <style:style style:name="P47" style:family="paragraph" style:parent-style-name="LO-normal">
      <style:paragraph-properties fo:margin-left="0.0043in" fo:margin-right="0in" fo:margin-top="0in" fo:margin-bottom="0in" loext:contextual-spacing="false" fo:line-height="100%" fo:text-align="justify" style:justify-single-word="false" fo:orphans="0" fo:widows="0" fo:text-indent="0.4953in" style:auto-text-indent="false"/>
    </style:style>
    <style:style style:name="P48" style:family="paragraph" style:parent-style-name="LO-normal">
      <style:paragraph-properties fo:margin-left="0.0043in" fo:margin-right="0in" fo:margin-top="0in" fo:margin-bottom="0in" loext:contextual-spacing="false" fo:line-height="100%" fo:text-align="justify" style:justify-single-word="false" fo:orphans="0" fo:widows="0" fo:text-indent="0.4953in" style:auto-text-indent="false"/>
      <style:text-properties officeooo:paragraph-rsid="00132d4f"/>
    </style:style>
    <style:style style:name="P49" style:family="paragraph" style:parent-style-name="LO-normal">
      <style:paragraph-properties fo:margin-left="0.0043in" fo:margin-right="0in" fo:margin-top="0in" fo:margin-bottom="0in" loext:contextual-spacing="false" fo:line-height="100%" fo:text-align="justify" style:justify-single-word="false" fo:orphans="0" fo:widows="0" fo:text-indent="0.4953in" style:auto-text-indent="false"/>
      <style:text-properties fo:color="#222222" style:font-name="Linux Libertine O" fo:font-size="12pt" style:font-name-asian="Linux Libertine O1" style:font-size-asian="12pt" style:font-name-complex="Linux Libertine O1" style:font-size-complex="12pt" fo:background-color="#ffffff"/>
    </style:style>
    <style:style style:name="P50" style:family="paragraph" style:parent-style-name="LO-normal">
      <style:paragraph-properties fo:margin-left="0in" fo:margin-right="0in" fo:margin-top="0in" fo:margin-bottom="0in" loext:contextual-spacing="false" fo:line-height="100%" fo:text-align="justify" style:justify-single-word="false" fo:keep-together="always" fo:text-indent="0.5in" style:auto-text-indent="false"/>
    </style:style>
    <style:style style:name="P51" style:family="paragraph" style:parent-style-name="LO-normal">
      <style:paragraph-properties fo:margin-left="0in" fo:margin-right="0in" fo:margin-top="0in" fo:margin-bottom="0in" loext:contextual-spacing="false" fo:line-height="100%" fo:text-align="justify" style:justify-single-word="false" fo:orphans="0" fo:widows="0" fo:text-indent="0.5in" style:auto-text-indent="false"/>
    </style:style>
    <style:style style:name="P52" style:family="paragraph" style:parent-style-name="LO-normal">
      <style:paragraph-properties fo:margin-left="0.0043in" fo:margin-right="0in" fo:margin-top="0in" fo:margin-bottom="0in" loext:contextual-spacing="false" fo:line-height="100%" fo:text-align="justify" style:justify-single-word="false" fo:orphans="0" fo:widows="0" fo:text-indent="0in" style:auto-text-indent="false"/>
    </style:style>
    <style:style style:name="P53" style:family="paragraph" style:parent-style-name="LO-normal">
      <style:paragraph-properties fo:margin-left="0.0043in" fo:margin-right="0in" fo:margin-top="0.2362in" fo:margin-bottom="0in" loext:contextual-spacing="false" fo:line-height="100%" fo:text-align="justify" style:justify-single-word="false" fo:orphans="0" fo:widows="0" fo:text-indent="0in" style:auto-text-indent="false"/>
    </style:style>
    <style:style style:name="P54" style:family="paragraph" style:parent-style-name="LO-normal">
      <style:paragraph-properties fo:margin-left="0in" fo:margin-right="0.278in" fo:margin-top="0in" fo:margin-bottom="0in" loext:contextual-spacing="false" fo:line-height="100%" fo:text-align="justify" style:justify-single-word="false" fo:keep-together="always" fo:text-indent="0.5in" style:auto-text-indent="false"/>
    </style:style>
    <style:style style:name="P55" style:family="paragraph" style:parent-style-name="LO-normal" style:list-style-name="WWNum1">
      <loext:graphic-properties draw:fill="none" draw:fill-color="#ffffff"/>
      <style:paragraph-properties fo:margin-left="0.5in" fo:margin-right="0in" fo:margin-top="0in" fo:margin-bottom="0.0972in" loext:contextual-spacing="false" fo:line-height="100%" fo:text-align="justify" style:justify-single-word="false" fo:keep-together="auto" fo:orphans="2" fo:widows="2" fo:text-indent="-0.25in" style:auto-text-indent="false" fo:break-before="auto" fo:break-after="auto" fo:background-color="transparent" fo:padding="0in" fo:border="none" fo:keep-with-next="auto"/>
    </style:style>
    <style:style style:name="P56" style:family="paragraph" style:parent-style-name="LO-normal" style:list-style-name="WWNum1">
      <loext:graphic-properties draw:fill="none" draw:fill-color="#ffffff"/>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background-color="transparent" fo:padding="0in" fo:border="none" fo:keep-with-next="auto"/>
    </style:style>
    <style:style style:name="T1" style:family="text">
      <style:text-properties style:font-name="Palatino Linotype" fo:font-size="12pt" style:font-name-asian="Palatino Linotype1" style:font-size-asian="12pt" style:font-name-complex="Palatino Linotype1" style:font-size-complex="12pt"/>
    </style:style>
    <style:style style:name="T2" style:family="text">
      <style:text-properties style:font-name="Linux Libertine O" fo:font-size="12pt" style:font-name-asian="Linux Libertine O1" style:font-size-asian="12pt" style:font-name-complex="Linux Libertine O1" style:font-size-complex="12pt"/>
    </style:style>
    <style:style style:name="T3" style:family="text">
      <style:text-properties style:font-name="Linux Libertine O" fo:font-size="12pt" style:font-name-asian="Linux Libertine O1" style:font-size-asian="12pt" style:font-name-complex="Linux Libertine O1" style:font-size-complex="12pt" fo:background-color="#ffffff"/>
    </style:style>
    <style:style style:name="T4" style:family="text">
      <style:text-properties style:font-name="Linux Libertine O" fo:font-size="12pt" style:font-name-asian="Linux Libertine O1" style:font-size-asian="12pt" style:font-name-complex="Linux Libertine O1" style:font-size-complex="12pt"/>
    </style:style>
    <style:style style:name="T5" style:family="text">
      <style:text-properties style:font-name="Linux Libertine O" fo:font-size="12pt" fo:font-weight="bold" style:font-name-asian="Linux Libertine O1" style:font-size-asian="12pt" style:font-weight-asian="bold" style:font-name-complex="Linux Libertine O1" style:font-size-complex="12pt"/>
    </style:style>
    <style:style style:name="T6" style:family="text">
      <style:text-properties style:font-name="Linux Libertine O" fo:font-size="12pt" fo:font-style="italic" style:font-name-asian="Linux Libertine O1" style:font-size-asian="12pt" style:font-style-asian="italic" style:font-name-complex="Linux Libertine O1" style:font-size-complex="12pt"/>
    </style:style>
    <style:style style:name="T7" style:family="text">
      <style:text-properties style:font-name="Linux Libertine O" fo:font-size="12pt" fo:font-style="italic" style:font-name-asian="Linux Libertine O1" style:font-size-asian="12pt" style:font-style-asian="italic" style:font-name-complex="Linux Libertine O1" style:font-size-complex="12pt" fo:background-color="#ffffff"/>
    </style:style>
    <style:style style:name="T8" style:family="text">
      <style:text-properties style:font-name="Linux Libertine O" fo:font-style="italic" fo:font-weight="bold" style:font-name-asian="Linux Libertine O1" style:font-style-asian="italic" style:font-weight-asian="bold" style:font-name-complex="Linux Libertine O1"/>
    </style:style>
    <style:style style:name="T9" style:family="text">
      <style:text-properties style:font-name="Linux Libertine O" fo:font-weight="bold" style:font-name-asian="Linux Libertine O1" style:font-weight-asian="bold" style:font-name-complex="Linux Libertine O1"/>
    </style:style>
    <style:style style:name="T10" style:family="text">
      <style:text-properties style:font-name="Linux Libertine O" style:font-name-asian="Linux Libertine O1" style:font-name-complex="Linux Libertine O1"/>
    </style:style>
    <style:style style:name="T11" style:family="text">
      <style:text-properties style:font-name="Linux Libertine O" style:font-name-asian="Linux Libertine O1" style:font-name-complex="Linux Libertine O1" fo:background-color="#ffffff"/>
    </style:style>
    <style:style style:name="T12" style:family="text">
      <style:text-properties style:text-position="super 58%" style:font-name="Linux Libertine O" fo:font-size="11.5pt" style:font-name-asian="Linux Libertine O1" style:font-size-asian="11.5pt" style:font-name-complex="Linux Libertine O1" style:font-size-complex="11.5pt"/>
    </style:style>
    <style:style style:name="T13" style:family="text">
      <style:text-properties style:text-position="0% 100%" style:font-name="Linux Libertine O" fo:font-size="12pt" style:font-name-asian="Linux Libertine O1" style:font-size-asian="12pt" style:font-name-complex="Linux Libertine O1" style:font-size-complex="12pt"/>
    </style:style>
    <style:style style:name="T14" style:family="text">
      <style:text-properties style:text-position="0% 100%" style:font-name="Linux Libertine O" fo:font-size="12pt" style:font-name-asian="Linux Libertine O1" style:font-size-asian="12pt" style:font-name-complex="Linux Libertine O1" style:font-size-complex="12pt" fo:background-color="#ffffff"/>
    </style:style>
    <style:style style:name="T15" style:family="text">
      <style:text-properties fo:color="#1155cc" style:font-name="Linux Libertine O" fo:font-size="12pt" style:text-underline-style="solid" style:text-underline-width="auto" style:text-underline-color="font-color" style:font-name-asian="Linux Libertine O1" style:font-size-asian="12pt" style:font-name-complex="Linux Libertine O1" style:font-size-complex="12pt" fo:background-color="#ffffff"/>
    </style:style>
    <style:style style:name="T16" style:family="text">
      <style:text-properties fo:color="#1155cc" style:font-name="Linux Libertine O" fo:font-size="12pt" style:text-underline-style="solid" style:text-underline-width="auto" style:text-underline-color="font-color" style:font-name-asian="Linux Libertine O1" style:font-size-asian="12pt" style:font-name-complex="Linux Libertine O1" style:font-size-complex="12pt"/>
    </style:style>
    <style:style style:name="T17" style:family="text">
      <style:text-properties fo:color="#1155cc" style:font-name="Linux Libertine O" fo:font-size="12pt" style:text-underline-style="solid" style:text-underline-width="auto" style:text-underline-color="font-color" officeooo:rsid="00132d4f" style:font-name-asian="Linux Libertine O1" style:font-size-asian="12pt" style:font-name-complex="Linux Libertine O1" style:font-size-complex="12pt" fo:background-color="#ffffff"/>
    </style:style>
    <style:style style:name="T18" style:family="text">
      <style:text-properties fo:color="#1155cc" style:font-name="Linux Libertine O" style:text-underline-style="solid" style:text-underline-width="auto" style:text-underline-color="font-color" style:font-name-asian="Linux Libertine O1" style:font-name-complex="Linux Libertine O1"/>
    </style:style>
    <style:style style:name="T19" style:family="text">
      <style:text-properties fo:color="#24292f" style:font-name="Linux Libertine O" fo:font-size="12pt" style:font-name-asian="Linux Libertine O1" style:font-size-asian="12pt" style:font-name-complex="Linux Libertine O1" style:font-size-complex="12pt" fo:background-color="#ffffff"/>
    </style:style>
    <style:style style:name="T20" style:family="text">
      <style:text-properties fo:color="#222222" style:font-name="Linux Libertine O" fo:font-size="12pt" style:font-name-asian="Linux Libertine O1" style:font-size-asian="12pt" style:font-name-complex="Linux Libertine O1" style:font-size-complex="12pt"/>
    </style:style>
    <style:style style:name="T21" style:family="text">
      <style:text-properties fo:color="#222222" style:font-name="Linux Libertine O" fo:font-size="12pt" style:font-name-asian="Linux Libertine O1" style:font-size-asian="12pt" style:font-name-complex="Linux Libertine O1" style:font-size-complex="12pt" fo:background-color="#ffffff"/>
    </style:style>
    <style:style style:name="T22" style:family="text">
      <style:text-properties fo:color="#222222" style:font-name="Linux Libertine O" fo:font-size="12pt" fo:font-weight="bold" style:font-name-asian="Linux Libertine O1" style:font-size-asian="12pt" style:font-weight-asian="bold" style:font-name-complex="Linux Libertine O1" style:font-size-complex="12pt" fo:background-color="#ffffff"/>
    </style:style>
    <style:style style:name="T23" style:family="text">
      <style:text-properties fo:color="#222222" style:text-position="0% 100%" style:font-name="Linux Libertine O" fo:font-size="12pt" style:font-name-asian="Linux Libertine O1" style:font-size-asian="12pt" style:font-name-complex="Linux Libertine O1" style:font-size-complex="12pt" fo:background-color="#ffffff"/>
    </style:style>
    <style:style style:name="T24" style:family="text">
      <style:text-properties fo:font-variant="normal" fo:text-transform="none" fo:color="#000000" style:text-line-through-style="none" style:text-line-through-type="none" style:text-position="0% 100%" style:font-name="Linux Libertine O" fo:font-size="12pt" fo:font-style="normal" style:text-underline-style="none" fo:font-weight="normal" fo:background-color="transparent" loext:char-shading-value="0" style:font-name-asian="Linux Libertine O1" style:font-size-asian="12pt" style:font-style-asian="normal" style:font-weight-asian="normal" style:font-name-complex="Linux Libertine O1" style:font-size-complex="12pt"/>
    </style:style>
    <style:style style:name="T25" style:family="text">
      <style:text-properties fo:font-variant="normal" fo:text-transform="none" fo:color="#000000" style:text-line-through-style="none" style:text-line-through-type="none" style:text-position="0% 100%" style:font-name="Linux Libertine O" fo:font-size="12pt" fo:font-style="italic" style:text-underline-style="none" fo:font-weight="normal" fo:background-color="transparent" loext:char-shading-value="0" style:font-name-asian="Linux Libertine O1" style:font-size-asian="12pt" style:font-style-asian="italic" style:font-weight-asian="normal" style:font-name-complex="Linux Libertine O1" style:font-size-complex="12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s/></text:span><text:span text:style-name="T2">Student report</text:span></text:p>
      <text:p text:style-name="P11"/>
      <text:p text:style-name="P3"><text:span text:style-name="T8">E.coli</text:span><text:span text:style-name="T9"> outbreak investigation </text:span></text:p>
      <text:p text:style-name="P15"><text:span text:style-name="T3">Authors</text:span><text:span text:style-name="T2">: Ilyina Margarita</text:span><text:span text:style-name="T12">1 </text:span><text:span text:style-name="T2">, Julia Solomennikova</text:span><text:span text:style-name="T12">1</text:span></text:p>
      <text:p text:style-name="P16"><text:span text:style-name="T12">1</text:span><text:span text:style-name="T2">ITMO University, St. Petersburg, Russian Federation</text:span></text:p>
      <text:p text:style-name="P16"><text:span text:style-name="T2"/></text:p>
      <text:p text:style-name="P17"/>
      <text:p text:style-name="P19"><text:span text:style-name="T5">Abstract</text:span></text:p>
      <text:p text:style-name="P19"><text:span text:style-name="T2"><text:tab/>For the research of a bacterial infection outbreak in Germany, clinically manifesting as HUS (hemolytic-uremic syndrome), it was necessary to obtain complete data on the putative infectious agent, the unknown strain of </text:span><text:span text:style-name="T6">E. coli</text:span><text:span text:style-name="T2"> which had acquired the pathogenetic quality and is resistant to some of the common antibiotics. We used such methods of bioinformatics as de novo genome assembly using the de Bruijn graph strategy and beforehand k-mer profiling, similarity-based annotation and gene prediction using the sequence alignment algorithm, taxonomic identification by the 16S rRNA gene region and the search for other functional DNA sections using local alignment tool. Sequences of a biomaterial isolate sample from one of the patients hospitalized with such disease were obtained by Illumina sequencing technology, the resulting raw data libraries of 470 bp, 2 kb and 6 kb size were used to assemble the genome of the supposed infectious </text:span><text:span text:style-name="T6">E. coli X</text:span><text:span text:style-name="T2"> strain. Using the resulting sequence, the closest relative is - </text:span><text:span text:style-name="T6">E.coli 55989</text:span><text:span text:style-name="T2"> strain. It was discovered as well that determining the virulence of the strain features are the Shiga-toxin genes, Shiga toxin II subunit A (StxA) and subunit B (StxB). Their appearance is due to the interaction between a bacterium with a prophage carrying pathogenicity, which is confirmed by the presence of the protein encoded within prophage CP-933V and number of other phage related genes in an ensemble with shiga-toxin genes. Also, 9 antibiotic resistance genes coding specific enzymes that destroy antibiotic molecules were found. As a result of this study, data on the genetic structure and microbiological features of the pathogen were obtained.</text:span></text:p>
      <text:p text:style-name="P18"><text:span text:style-name="T5">Introduction</text:span></text:p>
      <text:p text:style-name="P21"><text:span text:style-name="T2"><text:tab/>Almost every year mankind or individual countries are faced with outbreaks of viral and bacterial diseases, such as influenza </text:span><text:span text:style-name="T13">(Uwishema et al., 2021)</text:span><text:span text:style-name="T2">⁠, ebola </text:span><text:span text:style-name="T13">(Aruna et al., 2019)</text:span><text:span text:style-name="T2">⁠, plague </text:span><text:span text:style-name="T13">(Rust Jr et al., 1971)</text:span><text:span text:style-name="T2">⁠, pneumonia (Zhou et al., 2020)</text:span><text:span text:style-name="T13">⁠</text:span><text:span text:style-name="T2">⁠</text:span></text:p>
      <text:p text:style-name="P21"><text:span text:style-name="T2"><text:tab/>In April 2011 there was an outbreak of hemolytic uremic syndrome (HUS). The characteristic triad of hemolytic uremic syndrome (HUS) is nonimmune hemolytic anemia, thrombocytopenia, and renal failure </text:span><text:span text:style-name="T13">(Loos et al., 2017)</text:span><text:span text:style-name="T2">⁠. </text:span></text:p>
      <text:p text:style-name="P21"><text:span text:style-name="T2"><text:tab/>Some of the patients had chronic kidney disease (CKD), some still had major neurological symptoms at the latest follow-up. Proteinuria (in 15%–30%) and hypertension (in 5%–15%) are frequently detected in patients after HUS, which might indicate a higher risk of renal or cardiovascular disease later in life </text:span><text:span text:style-name="T13">(Loos et al., 2017)</text:span><text:span text:style-name="T2">⁠. </text:span></text:p>
      <text:p text:style-name="P21"><text:span text:style-name="T2"><text:tab/>After 1 year, kidney function was affected with proteinuria [26.7%; 95% confidence interval (CI) 13.8-39.6], increased serum creatinine (4.4%, CI 0.0-10.4), increased cystatin C (46.7%, CI 32.1-61.3) and reduced (&lt;90 mL/min) estimated glomerular filtration rate (46.7%, CI 32.1-61.3). Nine of the 36 patients without previous hypertension developed de novo hypertension (25%, CI 10.9-39.1) </text:span><text:span text:style-name="T13">(Derad et al., 2016)</text:span><text:span text:style-name="T2">⁠. </text:span></text:p>
      <text:p text:style-name="P21"><text:span text:style-name="T2"><text:tab/>E.coli acquire specific virulence factors from bacteriophages, plasmids, and DNA horizontal transfer transposon </text:span><text:span text:style-name="T13">(Kaper et al., 2004)</text:span><text:span text:style-name="T2">⁠. </text:span></text:p>
      <text:p text:style-name="P21"><text:span text:style-name="T2"><text:tab/>This new type of Escherichia coli was previously unknown. We need to collect raw </text:span><text:soft-page-break/><text:span text:style-name="T2">data on this pathotype, compare it with its closest relative, and determine from where the new virulence factor originated.</text:span></text:p>
      <text:p text:style-name="P20"><text:span text:style-name="T5">Methods</text:span></text:p>
      <text:p text:style-name="P20"><text:span text:style-name="T5"/></text:p>
      <text:list xml:id="list344451402" text:style-name="WWNum3">
        <text:list-item>
          <text:p text:style-name="P22"><text:span text:style-name="T7">Exploring the dataset with FastQC</text:span></text:p>
        </text:list-item>
      </text:list>
      <text:p text:style-name="P24"><text:span text:style-name="T3">We used </text:span><text:a xlink:type="simple" xlink:href="https://www.bioinformatics.babraham.ac.uk/projects/fastqc/" text:style-name="Standard" text:visited-style-name="Standard"><text:span text:style-name="T15">FastQC</text:span></text:a><text:span text:style-name="T3"> to learn more about our new E.coli strain reads: length, quantity, quality. We uploaded 6 files from open source: </text:span><text:span text:style-name="T2">pair-end reads (2) and mate-pair reads (4</text:span><text:span text:style-name="T3">).</text:span></text:p>
      <text:list xml:id="list120545377019472" text:continue-numbering="true" text:style-name="WWNum3">
        <text:list-item>
          <text:p text:style-name="P30"><text:span text:style-name="T7">K-mer profile with Jellyfish</text:span></text:p>
          <text:p text:style-name="P10"><text:span text:style-name="T3">We used </text:span><text:a xlink:type="simple" xlink:href="https://github.com/gmarcais/Jellyfish" text:style-name="Standard" text:visited-style-name="Standard"><text:span text:style-name="T15">jellyfish</text:span></text:a><text:span text:style-name="T3"> to build a k-mers profile. The entered parameters are labeled as: </text:span></text:p>
          <text:p text:style-name="P10"><text:span text:style-name="T3"/></text:p>
        </text:list-item>
      </text:list>
      <text:p text:style-name="P33"><text:span text:style-name="T11">$ jellyfish count -m 31 - C -o output -c 3 -s 10000000 PE_forw.fastq PE_rev.fastq</text:span></text:p>
      <text:p text:style-name="P36"><text:span text:style-name="T3">With these settings we marked the size of the k-mers as 31 bp; the option C allows us to read forward and backward assembly in separate files; the output to the output file; -c 3 means Length of counting field in bits, we had to put a value greater than two because we don't care about unique reads; the -s parameter stands for hash size, which we set to be slightly larger than the genome of E. coli. </text:span></text:p>
      <text:p text:style-name="P36"><text:span text:style-name="T3">We then converted the resulting file using the jellyfish histo option into a table, which we used to plot the frequency of occurrence versus multiplicity of the reads.</text:span></text:p>
      <text:p text:style-name="P32"><text:span text:style-name="T3">$ jellyfish histo -o output.histo output. The plot was called by that command:</text:span></text:p>
      <text:p text:style-name="P4"><text:span text:style-name="T10">&gt; spec1_25 &lt;- read.table("output.histo")</text:span></text:p>
      <text:p text:style-name="P4"><text:span text:style-name="T10">&gt; plot(spec1_25[5:400,],type="l")</text:span></text:p>
      <text:p text:style-name="P4"><text:span text:style-name="T10">&gt; sum(as.numeric(spec1_25[16:1550,1]*spec1_25[16:1550,2]))</text:span></text:p>
      <text:p text:style-name="P4"><text:span text:style-name="T10">&gt; sum(as.numeric(spec1_25[16:1550,1]*spec1_25[16:1550,2]))/125</text:span></text:p>
      <text:p text:style-name="P4"><text:span text:style-name="T10">[1] 5143609</text:span></text:p>
      <text:p text:style-name="P4"><text:span text:style-name="T10">singleC &lt;- sum(as.numeric(spec1_25[16:1550,1]*spec1_25[16:1550,2]))/125</text:span></text:p>
      <text:p text:style-name="P4"><text:span text:style-name="T10">&gt; plot(1:400,dpois(1:400, 51)*singleC, type = "l", col=3, lty=2)</text:span></text:p>
      <text:p text:style-name="P4"><text:span text:style-name="T10">&gt; lines(spec1_25[1:400,],type="l")</text:span></text:p>
      <text:p text:style-name="P2"/>
      <text:list xml:id="list120546524492712" text:continue-numbering="true" text:style-name="WWNum3">
        <text:list-item>
          <text:p text:style-name="P31"><text:span text:style-name="T6"><text:s/>Assembling E. coli X genome from paired reads with SPAdes</text:span></text:p>
        </text:list-item>
      </text:list>
      <text:p text:style-name="P37"><text:span text:style-name="T2">We used </text:span><text:a xlink:type="simple" xlink:href="https://docs.google.com/spreadsheets/u/0/d/1deSlcGApT3rN1_3e0NWV-xwZlyMlyXD198nBHhhSROs/edit" text:style-name="Standard" text:visited-style-name="Standard"><text:span text:style-name="T16">SPAdes</text:span></text:a><text:span text:style-name="T2"> to assemble the genome of a bacterium whose reeds we had with command:</text:span></text:p>
      <text:p text:style-name="P7"><text:span text:style-name="T10">$ python quast.py ~/dz3/spades_results/contigs.fasta ~/dz3/spades_results/scaffolds.fasta</text:span></text:p>
      <text:p text:style-name="P38"/>
      <text:p text:style-name="P24"><text:span text:style-name="T3">and got 4 files to analyze.</text:span></text:p>
      <text:p text:style-name="P39"><text:span text:style-name="T3"/></text:p>
      <text:list xml:id="list120545855623847" text:continue-numbering="true" text:style-name="WWNum3">
        <text:list-item>
          <text:p text:style-name="P29"><text:span text:style-name="T6">Impact of reads with large insert size with Quast</text:span></text:p>
        </text:list-item>
      </text:list>
      <text:p text:style-name="P34"><text:a xlink:type="simple" xlink:href="https://github.com/ablab/quast" text:style-name="Standard" text:visited-style-name="Standard"><text:span text:style-name="T16">Quast</text:span></text:a><text:span text:style-name="T2"> was used to evaluate changes in the quality of the </text:span><text:a xlink:type="simple" xlink:href="https://github.com/ablab/spades" text:style-name="Standard" text:visited-style-name="Standard"><text:span text:style-name="T16">SPAdes</text:span></text:a><text:span text:style-name="T2"> assembly by adding mate-pair libraries. Thus, we will be able to keep short and long repeats in our assembly.</text:span></text:p>
      <text:list xml:id="list120545612201763" text:continue-numbering="true" text:style-name="WWNum3">
        <text:list-item>
          <text:p text:style-name="P26"><text:span text:style-name="T6">Genome Annotation with Prokka</text:span></text:p>
        </text:list-item>
      </text:list>
      <text:p text:style-name="P35"><text:span text:style-name="T2">To evaluate gene functions, we annotated the bacterial genome with </text:span><text:a xlink:type="simple" xlink:href="https://github.com/tseemann/prokka" text:style-name="Standard" text:visited-style-name="Standard"><text:span text:style-name="T16">Prokka</text:span></text:a><text:span text:style-name="T2">. It suggests where the gene is located in the genome, comparing it with the included database. From the output file, we can isolate the genes of interest and compare them with the databases already submitted.</text:span></text:p>
      <text:p text:style-name="P43"/>
      <text:p text:style-name="P42"/>
      <text:list xml:id="list120546226103057" text:continue-numbering="true" text:style-name="WWNum3">
        <text:list-item>
          <text:p text:style-name="P26"><text:soft-page-break/><text:span text:style-name="T6">Finding the closest relative of E. coli X with Barrnap tool and BLAST</text:span></text:p>
        </text:list-item>
      </text:list>
      <text:p text:style-name="P1"/>
      <text:p text:style-name="P5"><text:span text:style-name="T2">At the first step we extract 16S rRNA sequences with the </text:span><text:a xlink:type="simple" xlink:href="https://github.com/tseemann/barrnap" text:style-name="Standard" text:visited-style-name="Standard"><text:span text:style-name="T16">Barrnap</text:span></text:a><text:span text:style-name="T2"> tool, responsible for finding rRNA genes in genome files. We deleted 5S and 23S rRNA from <text:s/>the file by hand and uploaded it to NCBI </text:span><text:a xlink:type="simple" xlink:href="https://blast.ncbi.nlm.nih.gov/Blast.cgi" text:style-name="Standard" text:visited-style-name="Standard"><text:span text:style-name="T16">BLAST</text:span></text:a><text:span text:style-name="T2"> online program - Basic Local Alignment Search Tool. </text:span></text:p>
      <text:p text:style-name="P43"/>
      <text:list xml:id="list120544834402233" text:continue-numbering="true" text:style-name="WWNum3">
        <text:list-item>
          <text:p text:style-name="P26"><text:span text:style-name="T6">Genetic cause of HUS</text:span></text:p>
        </text:list-item>
      </text:list>
      <text:p text:style-name="P5"><text:span text:style-name="T2">Instead of using Mauve aligner, we examined the annotation results manually. Firstly, we found </text:span><text:span text:style-name="T10">shiga toxin-related genes in annotated sequence: </text:span><text:span text:style-name="T9">StxA and StxB (Shiga ToxinClassification, Structure, and Function</text:span><text:span text:style-name="T10">) and examined its nearest genes.</text:span></text:p>
      <text:p text:style-name="P1"/>
      <text:list xml:id="list120546052153283" text:continue-numbering="true" text:style-name="WWNum3">
        <text:list-item>
          <text:p text:style-name="P26"><text:span text:style-name="T6">Tracing the source of toxin genes in E. coli X</text:span></text:p>
        </text:list-item>
      </text:list>
      <text:p text:style-name="P5"><text:span text:style-name="T2">In order to identify the </text:span><text:span text:style-name="T10">origin of these toxin genes, we performed annotation using </text:span><text:a xlink:type="simple" xlink:href="http://rast.nmpdr.org/" text:style-name="Standard" text:visited-style-name="Standard"><text:span text:style-name="T18">RAST</text:span></text:a><text:span text:style-name="T10">. <text:s/>We uploaded the resulting .gbk file and obtained annotation with additional information about the functions of genes. <text:s/></text:span></text:p>
      <text:p text:style-name="P44"><text:span text:style-name="T2"><text:s/></text:span></text:p>
      <text:list xml:id="list120545454205129" text:continue-numbering="true" text:style-name="WWNum3">
        <text:list-item>
          <text:p text:style-name="P26"><text:span text:style-name="T2"><text:s/></text:span><text:span text:style-name="T6">Antibiotic resistance detection</text:span></text:p>
        </text:list-item>
      </text:list>
      <text:p text:style-name="P5"><text:span text:style-name="T11">To find the genes responsible for antibiotic resistance, we used </text:span><text:a xlink:type="simple" xlink:href="https://cge.cbs.dtu.dk/services/ResFinder/" text:style-name="Standard" text:visited-style-name="Standard"><text:span text:style-name="T16">ResFinder</text:span></text:a><text:span text:style-name="T2">. We</text:span><text:span text:style-name="T11"> uploaded the “scaffolds.fasta” file from the SPAdes output.</text:span></text:p>
      <text:p text:style-name="P1"/>
      <text:p text:style-name="P5"><text:span text:style-name="T2"><text:s text:c="12"/></text:span><text:span text:style-name="T5">Results</text:span></text:p>
      <text:p text:style-name="P46"><text:span text:style-name="T3">We examined all SRR data (SRR292678, SRR292862, SRR292770). The supplement materials available in the following <text:s/>link: <text:s/></text:span></text:p>
      <text:list xml:id="list3794708084" text:style-name="WWNum4">
        <text:list-item>
          <text:p text:style-name="P23"><text:span text:style-name="T3">SRR292678:</text:span></text:p>
        </text:list-item>
      </text:list>
      <text:p text:style-name="P41"><text:span text:style-name="T3">forward read: </text:span><text:a xlink:type="simple" xlink:href="https://drive.google.com/file/d/1loH8CdgqMt84dVTkn3JNnzPn2vqy7fw3/view?usp=sharing" text:style-name="Standard" text:visited-style-name="Standard"><text:span text:style-name="T15">SRR292678sub_S1_L001_R1_001_fastqc.html</text:span></text:a><text:span text:style-name="T3"> (</text:span><text:span text:style-name="T2">5499346 reads)</text:span></text:p>
      <text:p text:style-name="P41"><text:span text:style-name="T3">reverse read: </text:span><text:a xlink:type="simple" xlink:href="https://drive.google.com/file/d/1rOpEeegCd2aMWJDpo4aAkPIAEbIITxM6/view?usp=sharing" text:style-name="Standard" text:visited-style-name="Standard"><text:span text:style-name="T15">SRR292678sub_S1_L001_R2_001_fastqc.html</text:span></text:a><text:span text:style-name="T3"> (</text:span><text:span text:style-name="T2">5499346 reads)</text:span></text:p>
      <text:list xml:id="list120545493853134" text:continue-numbering="true" text:style-name="WWNum4">
        <text:list-item>
          <text:p text:style-name="P23"><text:span text:style-name="T3">SRR292862</text:span></text:p>
        </text:list-item>
      </text:list>
      <text:p text:style-name="P41"><text:span text:style-name="T3">forward read: </text:span><text:a xlink:type="simple" xlink:href="https://drive.google.com/file/d/1_L44rt1g536p9c0jOWLGMQsNHdRywoZ3/view?usp=sharing" text:style-name="Standard" text:visited-style-name="Standard"><text:span text:style-name="T15">SRR292862_S2_L001_R1_001_fastqc.html</text:span></text:a><text:span text:style-name="T3"> (</text:span><text:span text:style-name="T2">5102041 reads)</text:span></text:p>
      <text:p text:style-name="P41"><text:span text:style-name="T3">reverse read: </text:span><text:a xlink:type="simple" xlink:href="https://drive.google.com/file/d/1lC6Dsx3MSq__Tx3AV3c9jHVVy0e-QJ9Q/view?usp=sharing" text:style-name="Standard" text:visited-style-name="Standard"><text:span text:style-name="T15">SRR292862_S2_L001_R2_001_fastqc.html</text:span></text:a><text:span text:style-name="T3"> (</text:span><text:span text:style-name="T2">5102041 reads)</text:span></text:p>
      <text:list xml:id="list120545642952682" text:continue-numbering="true" text:style-name="WWNum4">
        <text:list-item>
          <text:p text:style-name="P23"><text:span text:style-name="T3">SRR292770</text:span></text:p>
        </text:list-item>
      </text:list>
      <text:p text:style-name="P41"><text:span text:style-name="T3">reverse read: </text:span><text:a xlink:type="simple" xlink:href="https://drive.google.com/file/d/1F2YZkHsvQUgvCUwAiV5FkPUDKvurffje/view?usp=sharing" text:style-name="Standard" text:visited-style-name="Standard"><text:span text:style-name="T15">SRR292770_S1_L001_R1_001_fastqc.html</text:span></text:a><text:span text:style-name="T3"> ( </text:span><text:span text:style-name="T2">5102041 </text:span><text:span text:style-name="T3">reads)</text:span></text:p>
      <text:p text:style-name="P41"><text:span text:style-name="T3">reverse read: </text:span><text:a xlink:type="simple" xlink:href="https://drive.google.com/file/d/1W6Fg8b5Jf4jxgWiR2mQ1byHY43fnvYtu/view?usp=sharing" text:style-name="Standard" text:visited-style-name="Standard"><text:span text:style-name="T15">SRR292770_S1_L001_R2_001_fastqc.html</text:span></text:a><text:span text:style-name="T3"> ( </text:span><text:span text:style-name="T2">5102041 </text:span><text:span text:style-name="T3">reads)</text:span></text:p>
      <text:p text:style-name="P50"><text:span text:style-name="T3">The data is of high quality according to FastQC. There is a normal distribution of GC content, where the central peak corresponds to the overall GC content. A low level of duplication in all samples indicates a very high level of coverage of the sequence. </text:span></text:p>
      <text:p text:style-name="P13"><text:span text:style-name="T19">For </text:span><text:span text:style-name="T3">paired-end libraries (SRR292678) the data are as follows: </text:span><text:span text:style-name="T19">total number of k-mer in the distribution</text:span><text:span text:style-name="T3">: </text:span><text:span text:style-name="T19">610671524</text:span><text:span text:style-name="T3">, genome size: </text:span><text:span text:style-name="T19">5311537</text:span><text:span text:style-name="T3">, the size of single copy region: </text:span><text:span text:style-name="T19">5003577, proportion: 0.9420207. </text:span><text:span text:style-name="T3">The results of running</text:span><text:a xlink:type="simple" xlink:href="http://www.cbcb.umd.edu/software/jellyfish/" text:style-name="Standard" text:visited-style-name="Standard"><text:span text:style-name="T3"> </text:span></text:a><text:a xlink:type="simple" xlink:href="http://www.cbcb.umd.edu/software/jellyfish/" text:style-name="Standard" text:visited-style-name="Standard"><text:span text:style-name="T15">Jellyfish</text:span></text:a><text:span text:style-name="T3"> are available in the supplemental materials 1-3. </text:span></text:p>
      <text:p text:style-name="P25"><text:span text:style-name="T3"><text:tab/>According to the</text:span><text:a xlink:type="simple" xlink:href="https://cab.spbu.ru/software/quast/" text:style-name="Standard" text:visited-style-name="Standard"><text:span text:style-name="T3"> </text:span></text:a><text:a xlink:type="simple" xlink:href="https://cab.spbu.ru/software/quast/" text:style-name="Standard" text:visited-style-name="Standard"><text:span text:style-name="T15">QUAST</text:span></text:a><text:span text:style-name="T3"> report for paired-read sequence (supplement material 4), the number of contigs are 221, GC content is 50.53%, N50 and N90 are 111860 and 18506 respectively. <text:s/></text:span></text:p>
      <text:p text:style-name="P52"><text:span text:style-name="T2"><text:tab/>Obviously, the </text:span><text:span text:style-name="T3">quality of the assembly while using multiple libraries with different insert sizes increased substantially. For the paired library, the number of contigs are 221, while for the multiple libraries the number of contigs are 90. The reason for that is because mate pair sequencing involves generating long-insert paired-end DNA libraries. Combining data from mate pair sequencing with those from short-insert paired-end reads provides increased information for maximizing sequencing coverage across a genome (Tritt et al., 2012)</text:span><text:span text:style-name="T14">. </text:span><text:span text:style-name="T3">⁠⁠</text:span></text:p>
      <text:p text:style-name="P54"><text:soft-page-break/><text:span text:style-name="T3">After assembling <text:s/>multiple libraries with different insert sizes (paired and mate-paired), the data according to </text:span><text:a xlink:type="simple" xlink:href="https://cab.spbu.ru/software/quast/" text:style-name="Standard" text:visited-style-name="Standard"><text:span text:style-name="T15">QUAST</text:span></text:a><text:span text:style-name="T3"> is as follows: the number of contigs are 90, GC content is 50.57%, N50 and N90 are 2815616 and 180369 respectively. </text:span></text:p>
      <text:p text:style-name="P54"><text:span text:style-name="T3">According to genome annotation, the sequence has 80 tRNAs, 0 rRNAs, 1 CRISPRs, 5064 CDS, 2923 unique gene codes.</text:span></text:p>
      <text:p text:style-name="P54"><text:span text:style-name="T3">After using </text:span><text:span text:style-name="T2">BLAST, run on the 16S rRNA</text:span><text:span text:style-name="T3"> gene matrix, we found that the closest relative for our bacteria is Escherichia coli 55989 strain, complete sequence (Accession number: NC_011748). </text:span><text:span text:style-name="T2">After performing a genome-wide comparison with the reference genome and analyzing the regions where our and reference strains differ from each other, we found a region encodes a new virulence factor or a new gene responsible for antibiotic resistance (StxA and StxB) (Melton-Celsa, 2014)</text:span><text:span text:style-name="T13">. </text:span><text:span text:style-name="T2">⁠</text:span></text:p>
      <text:p text:style-name="P54"><text:span text:style-name="T2">By examining the scaffolds.gbk file, we found several genes related to shiga-toxin such as stxA and stxB. </text:span><text:span text:style-name="T2">Below, the genes express a hypothetical protein according to Prokka annotation. </text:span></text:p>
      <text:p text:style-name="P47"><text:span text:style-name="T2">Using </text:span><text:a xlink:type="simple" xlink:href="http://rast.nmpdr.org/" text:style-name="Standard" text:visited-style-name="Standard"><text:span text:style-name="T16">RAST</text:span></text:a><text:span text:style-name="T2"> annotation service it became clear that genes that have above mentioned products associated with: Shiga toxin II subunit B located in NODE_115_length_2156_cov_117.079486 and Shiga toxin II subunit A located in the same locus. </text:span></text:p>
      <text:p text:style-name="P47"><text:span text:style-name="T20">Most importantly, the genes close to above mentioned have a such products:</text:span></text:p>
      <text:p text:style-name="P14"><text:span text:style-name="T20">unknown protein encoded within prophage CP-933V, UPF0380 proteins YafZ and homologs, which </text:span><text:span text:style-name="T21">Phage or Prophage Related, Phage tail, component T Phage DNA adenine methylase (EC 2.1.1.72).</text:span></text:p>
      <text:p text:style-name="P51"><text:span text:style-name="T21">According to </text:span><text:a xlink:type="simple" xlink:href="https://cge.cbs.dtu.dk/services/ResFinder/" text:style-name="Standard" text:visited-style-name="Standard"><text:span text:style-name="T15">ResFinde</text:span></text:a><text:span text:style-name="T17">r</text:span><text:span text:style-name="T21"> output in the supplement materials (5-7), our strain is resistance to some antibiotics from beta-lactam class such as cefepime, ampicillin, cefotaxime, ceftazidime, piperacillin, amoxicillin, doxycycline, ceftazidime, cefotaxime, aztreonam; tetracycline, trimethoprim, sulfamethoxazole, streptomycin. </text:span></text:p>
      <text:p text:style-name="P51"><text:span text:style-name="T21">Hence, genetic plasticity of bacterial pathogens causing specific reactions, mutational adaptations, acquisition of genetic material or changes in gene expression leads to resistance to the listed antibiotics available in clinical practice. </text:span></text:p>
      <text:p text:style-name="P12"/>
      <text:p text:style-name="P47"><text:span text:style-name="T5">Discussion</text:span></text:p>
      <text:p text:style-name="P47"><text:span text:style-name="T21">As a result of horizontal gene transfer, this E.coli strain acquired antibiotic resistance genes from phages during transduction. </text:span></text:p>
      <text:p text:style-name="P47"><text:span text:style-name="T21">Our studies showed that the reference genome belongs to the enteroaggregative E. coli strain (EAEC). Enteroaggregative strains of E. coli adhere to mucosal cells and are a new cause of gastroenteritis </text:span><text:span text:style-name="T23">(Ahmed et al., 2012)</text:span><text:span text:style-name="T21">⁠</text:span></text:p>
      <text:p text:style-name="P47"><text:span text:style-name="T21">Our strain of E.coli has developed resistance to antibiotics through evolution and intense selective pressure. As bacterial genomes undergo rearrangement, different regions have been rearranged. </text:span></text:p>
      <text:p text:style-name="P47"><text:span text:style-name="T21">The presence of stx phage genes indicates that the current isolates may be the result of a transfer of a new phage element into a current strain. Since shiga-related genes are surrounded by phage-related regions, it is obvious that these genes were acquired from phages. </text:span></text:p>
      <text:p text:style-name="P47"><text:span text:style-name="T21">Hence, accurate characterization of such isolates will be increasingly important. Bioinformatic approaches can be vital for the right treatment in clinical practice, particularly for choosing the class of antibiotics. <text:s/></text:span></text:p>
      <text:p text:style-name="P47"><text:span text:style-name="T21">Therefore, understanding the biochemical and genetic basis of resistance is an important part of developing strategies to contain the emergence and spread of resistance and to develop innovative therapeutic approaches against multidrug-resistant organisms. The urgent need certainly includes the development of new antibiotics, but further </text:span><text:soft-page-break/><text:span text:style-name="T21">bioinformatics research will also be needed to help contain bacterial outbreaks before they can become epidemics.</text:span></text:p>
      <text:p text:style-name="P49"/>
      <text:p text:style-name="P47"><text:span text:style-name="T22">References</text:span></text:p>
      <text:section text:style-name="Sect1" text:name="TextSection">
        <text:list xml:id="list1948692782" text:style-name="WWNum1">
          <text:list-item>
            <text:p text:style-name="P55"><text:span text:style-name="T24">Ahmed, S. A., Awosika, J., Baldwin, C., Bishop-Lilly, K. A., Biswas, B., Broomall, S., Chain, P. S. G., Chertkov, O., Chokoshvili, O., Coyne, S., Davenport, K., Detter, J. C., Dorman, W., Erkkila, T. H., Folster, J. P., Frey, K. G., George, M., Gleasner, C., Henry, M., … Gibbons, H. S. (2012). Genomic Comparison of Escherichia coli O104:H4 Isolates from 2009 and 2011 Reveals Plasmid, and Prophage Heterogeneity, Including Shiga Toxin Encoding Phage stx2. </text:span><text:span text:style-name="T25">PLoS ONE</text:span><text:span text:style-name="T24">, </text:span><text:span text:style-name="T25">7</text:span><text:span text:style-name="T24">(11). https://doi.org/10.1371/journal.pone.0048228</text:span></text:p>
          </text:list-item>
          <text:list-item>
            <text:p text:style-name="P55"><text:span text:style-name="T24">Aruna, A., Mbala, P., Minikulu, L., Mukadi, D., Bulemfu, D., Edidi, F., Bulabula, J., Tshapenda, G., Nsio, J., &amp; Kitenge, R. (2019). Ebola virus disease outbreak—democratic republic of the Congo, August 2018–November 2019. </text:span><text:span text:style-name="T25">Morbidity and Mortality Weekly Report</text:span><text:span text:style-name="T24">, </text:span><text:span text:style-name="T25">68</text:span><text:span text:style-name="T24">(50), 1162.</text:span></text:p>
          </text:list-item>
          <text:list-item>
            <text:p text:style-name="P55"><text:span text:style-name="T24">Derad, I., Obermann, B., Katalinic, A., Eisemann, N., Knobloch, J. K.-M., Sayk, F., Wellhöner, P., Lehnert, H., Solbach, W., &amp; Süfke, S. (2016). Hypertension and mild chronic kidney disease persist following severe haemolytic uraemic syndrome caused by Shiga toxin-producing Escherichia coli O104: H4 in adults. </text:span><text:span text:style-name="T25">Nephrology Dialysis Transplantation</text:span><text:span text:style-name="T24">, </text:span><text:span text:style-name="T25">31</text:span><text:span text:style-name="T24">(1), 95–103.</text:span></text:p>
          </text:list-item>
          <text:list-item>
            <text:p text:style-name="P55"><text:span text:style-name="T24">Kaper, J. B., Nataro, J. P., &amp; Mobley, H. L. (2004). Nature reviews. Microbiology. </text:span><text:span text:style-name="T25">Nat Rev Microbiol</text:span><text:span text:style-name="T24">, </text:span><text:span text:style-name="T25">2</text:span><text:span text:style-name="T24">(2), 123–140.</text:span></text:p>
          </text:list-item>
          <text:list-item>
            <text:p text:style-name="P55"><text:span text:style-name="T24">Loos, S., Aulbert, W., Hoppe, B., Ahlenstiel-Grunow, T., Kranz, B., Wahl, C., Staude, H., Humberg, A., Benz, K., &amp; Krause, M. (2017). Intermediate follow-up of pediatric patients with hemolytic uremic syndrome during the 2011 outbreak caused by E. coli O104: H4. </text:span><text:span text:style-name="T25">Clinical Infectious Diseases</text:span><text:span text:style-name="T24">, </text:span><text:span text:style-name="T25">64</text:span><text:span text:style-name="T24">(12), 1637–1643.</text:span></text:p>
          </text:list-item>
          <text:list-item>
            <text:p text:style-name="P55"><text:span text:style-name="T24">Melton-Celsa, A. R. (2014). Shiga Toxin (Stx) Classification, Structure, and Function. </text:span><text:span text:style-name="T25">Microbiology Spectrum</text:span><text:span text:style-name="T24">, </text:span><text:span text:style-name="T25">2</text:span><text:span text:style-name="T24">(4), 1–19. https://doi.org/10.1128/microbiolspec.ehec-0024-2013</text:span></text:p>
          </text:list-item>
          <text:list-item>
            <text:p text:style-name="P55"><text:span text:style-name="T24">Rust Jr, J. H., Cavanaugh, D. C., O’Shita, R., &amp; Marshall Jr, J. D. (1971). The role of domestic animals in the epidemiology of plague. I. Experimental infection of dogs and cats. </text:span><text:span text:style-name="T25">Journal of Infectious Diseases</text:span><text:span text:style-name="T24">, </text:span><text:span text:style-name="T25">124</text:span><text:span text:style-name="T24">(5), 522–526.</text:span></text:p>
          </text:list-item>
          <text:list-item>
            <text:p text:style-name="P55"><text:span text:style-name="T24">Tritt, A., Eisen, J. A., Facciotti, M. T., &amp; Darling, A. E. (2012). </text:span><text:span text:style-name="T25">An integrated pipeline for de novo assembly of microbial genomes</text:span><text:span text:style-name="T24">.</text:span></text:p>
          </text:list-item>
          <text:list-item>
            <text:p text:style-name="P55"><text:span text:style-name="T24">Uwishema, O., Adriano, L. F., Chalhoub, E., Onyeaka, H., Mhanna, M., David, S. C., Nasrallah, Y., Ribeiro, L. L. P. A., &amp; Berjaoui, C. (2021). Bird flu outbreak amidst COVID‐19 pandemic in South Africa: efforts and challenges at hand. </text:span><text:span text:style-name="T25">Journal of Medical Virology</text:span><text:span text:style-name="T24">, </text:span><text:span text:style-name="T25">93</text:span><text:span text:style-name="T24">(10), 5676–5679.</text:span></text:p>
          </text:list-item>
          <text:list-item>
            <text:p text:style-name="P56"><text:span text:style-name="T24">Zhou, P., Yang, X. L., Wang, X. G., Hu, B., Zhang, L., Zhang, W., Si, H. R., Zhu, Y., Li, B., &amp; Huang, C. L. (2020). Regulation of inflammatory cytokines and inhibition of T and B lymphocytes X. </text:span><text:span text:style-name="T25">Wang, XS Zheng, K. Zhao, QJ Chen, F. Deng, LL Liu, B. Yan, FX Zhan, YY Wang, GF Xiao, ZL Shi, A Pneumonia Outbreak Associated with a New Coronavirus of Probable Bat Origin, Nature</text:span><text:span text:style-name="T24">, </text:span><text:span text:style-name="T25">579</text:span><text:span text:style-name="T24">, 270–273.</text:span></text:p>
          </text:list-item>
        </text:list>
      </text:section>
      <text:section text:style-name="Sect1" text:name="Section1">
        <text:p text:style-name="P48"><text:span text:style-name="T22"><text:s/></text:span></text:p>
        <text:p text:style-name="P53"><text:span text:style-name="T5">Supplement materials:</text:span></text:p>
        <text:list xml:id="list794775762" text:style-name="WWNum2">
          <text:list-item>
            <text:p text:style-name="P27"><text:soft-page-break/><text:a xlink:type="simple" xlink:href="https://drive.google.com/file/d/1EYehLDEAJjAvPaM6uf1naSJnZTwAIFo5/view?usp=sharing" text:style-name="Standard" text:visited-style-name="Standard"><text:span text:style-name="T16">https://drive.google.com/file/d/1EYehLDEAJjAvPaM6uf1naSJnZTwAIFo5/view?usp=sharing</text:span></text:a><text:span text:style-name="T2"> </text:span></text:p>
          </text:list-item>
          <text:list-item>
            <text:p text:style-name="P28"><text:a xlink:type="simple" xlink:href="https://drive.google.com/file/d/1BMAdVm3gZP1z4pRJVmxqmw18xb9EC3mz/view?usp=sharing" text:style-name="Standard" text:visited-style-name="Standard"><text:span text:style-name="T16">https://drive.google.com/file/d/1BMAdVm3gZP1z4pRJVmxqmw18xb9EC3mz/view?usp=sharing</text:span></text:a><text:span text:style-name="T2"> </text:span></text:p>
          </text:list-item>
          <text:list-item>
            <text:p text:style-name="P28"><text:a xlink:type="simple" xlink:href="https://drive.google.com/file/d/1l7OYScm8H-7h5G2eSQReNm2eiBpFLzAH/view?usp=sharing" text:style-name="Standard" text:visited-style-name="Standard"><text:span text:style-name="T16">https://drive.google.com/file/d/1l7OYScm8H-7h5G2eSQReNm2eiBpFLzAH/view?usp=sharing</text:span></text:a><text:span text:style-name="T2"> </text:span></text:p>
          </text:list-item>
          <text:list-item>
            <text:p text:style-name="P28"><text:a xlink:type="simple" xlink:href="https://drive.google.com/file/d/14cHm-SFIXbV9uj6w2Yv64gKLblO2iDLJ/view?usp=sharing" text:style-name="Standard" text:visited-style-name="Standard"><text:span text:style-name="T16">https://drive.google.com/file/d/14cHm-SFIXbV9uj6w2Yv64gKLblO2iDLJ/view?usp=sharing</text:span></text:a></text:p>
          </text:list-item>
          <text:list-item>
            <text:p text:style-name="P28"><text:a xlink:type="simple" xlink:href="https://drive.google.com/file/d/1YjwYpVNnhmli2Opgd8ILCsOiAPFBr_fT/view?usp=sharing" text:style-name="Standard" text:visited-style-name="Standard"><text:span text:style-name="T15">https://drive.google.com/file/d/1YjwYpVNnhmli2Opgd8ILCsOiAPFBr_fT/view?usp=sharing</text:span></text:a><text:span text:style-name="T21"> <text:s/></text:span></text:p>
          </text:list-item>
          <text:list-item>
            <text:p text:style-name="P28"><text:a xlink:type="simple" xlink:href="https://drive.google.com/file/d/1tykbPvfVcOkHZuPyD7U-HzEvS8JkFkGI/view?usp=sharing" text:style-name="Standard" text:visited-style-name="Standard"><text:span text:style-name="T15">https://drive.google.com/file/d/1tykbPvfVcOkHZuPyD7U-HzEvS8JkFkGI/view?usp=sharing</text:span></text:a><text:span text:style-name="T21"> </text:span></text:p>
          </text:list-item>
          <text:list-item>
            <text:p text:style-name="P28"><text:a xlink:type="simple" xlink:href="https://drive.google.com/file/d/13i6PIJW9prxziApg49JvPvzUU8Gr0zl2/view?usp=sharing" text:style-name="Standard" text:visited-style-name="Standard"><text:span text:style-name="T15">https://drive.google.com/file/d/13i6PIJW9prxziApg49JvPvzUU8Gr0zl2/view?usp=sharing</text:span></text:a><text:span text:style-name="T21"> </text:span></text:p>
          </text:list-item>
        </text:list>
        <text:p text:style-name="P45"/>
        <text:p text:style-name="P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nux Libertine O" svg:font-family="'Linux Libertine O'" style:font-family-generic="roman" style:font-pitch="variable"/>
    <style:font-face style:name="Palatino Linotype" svg:font-family="'Palatino Linotype'"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nux Libertine O1" svg:font-family="'Linux Libertine O'" style:font-family-generic="system" style:font-pitch="variable"/>
    <style:font-face style:name="Noto Sans CJK SC" svg:font-family="'Noto Sans CJK SC'"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LO-normal" style:next-style-name="LO-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LO-normal" style:next-style-name="LO-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LO-normal" style:family="paragraph" style:default-outline-level="">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text-align="center"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6</text:page-number></text:p>
      </style:header>
      <style:footer>
        <text:p text:style-name="MP1"><text:page-number text:select-page="current">6</text:page-number></text:p>
      </style:footer>
    </style:master-page>
    <style:master-page style:name="First_20_Page" style:display-name="First Page" style:page-layout-name="Mpm2" style:next-style-name="Standard">
      <style:header>
        <text:p text:style-name="LO-normal"/>
      </style:header>
    </style:master-page>
    <style:master-page style:name="Converted1" style:page-layout-name="Mpm3">
      <style:header>
        <text:p text:style-name="MP1"><text:page-number text:select-page="current">0</text:page-number></text:p>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03T12:05:44.271147122</dc:date>
    <meta:editing-duration>PT8M48S</meta:editing-duration>
    <meta:editing-cycles>1</meta:editing-cycles>
    <meta:document-statistic meta:table-count="0" meta:image-count="0" meta:object-count="0" meta:page-count="6" meta:paragraph-count="102" meta:word-count="2253" meta:character-count="15510" meta:non-whitespace-character-count="13338"/>
    <meta:generator>LibreOffice/6.4.7.2$Linux_X86_64 LibreOffice_project/40$Build-2</meta:generator>
    <meta:user-defined meta:name="Mendeley Citation Style_1">http://www.zotero.org/styles/apa</meta:user-defined>
    <meta:user-defined meta:name="Mendeley Document_1">True</meta:user-defined>
    <meta:user-defined meta:name="Mendeley Unique User Id_1">fca71b3b-38db-3863-a87f-42af48516507</meta:user-defined>
  </office:meta>
</office:document-meta>
</file>